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margin-top="0in" fo:margin-bottom="0in" fo:line-height="100%">
        <style:tab-stops>
          <style:tab-stop style:type="center" style:position="3.9375in"/>
        </style:tab-stops>
      </style:paragraph-properties>
    </style:style>
    <style:style style:name="P18" style:parent-style-name="Základnítext" style:family="paragraph">
      <style:paragraph-properties fo:margin-top="0in" fo:margin-bottom="0in" fo:line-height="100%">
        <style:tab-stops>
          <style:tab-stop style:type="center" style:position="3.9375in"/>
        </style:tab-stops>
      </style:paragraph-properties>
    </style:style>
    <style:style style:name="P19" style:parent-style-name="Základnítext" style:family="paragraph">
      <style:paragraph-properties fo:margin-top="0in" fo:margin-bottom="0in" fo:line-height="100%"/>
    </style:style>
    <style:style style:name="P20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1" style:parent-style-name="Základnítext" style:family="paragraph">
      <style:paragraph-properties fo:margin-top="0in" fo:margin-bottom="0in" fo:line-height="100%"/>
    </style:style>
    <style:style style:name="P22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9/2024</text:p>
            <text:p text:style-name="Normální">KVOP-34302/2024</text:p>
            <text:p text:style-name="Normální">28. 08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Ch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ý pane Ch.,</text:p>
      <text:p text:style-name="Základnítext">dne 27.8.2024 obdržela Kancelář veřejného ochránce práv Vaši žádost o informace. Žádáte o zaslání vnitřního předpisu Vězeňské služby ČR, a to metodického listu<text:s/>ředitelky odboru zdravotnické služby a vrchního ředitele pro penologii č. 2/2010, o provádění monitoringu omamných a psychotropních látek ve Vězeňské službě České republiky.</text:p>
      <text:p text:style-name="Základnítext">Dáváme Vám tyto informace:</text:p>
      <text:p text:style-name="Základnítext">Uvedený vnitřní předpis byl zrušen k 1.1.2023. Nahradilo ho nařízení generálního ředitele Vězeňské služby ČR č. 42/2022, o systému testování a vyhledávání vězněných osob zneužívajících návykové látky. Zasílám ho v příloze a vracím přílohy Vašeho podání.</text:p>
      <text:p text:style-name="Základnítext">S pozdravem</text:p>
      <text:p text:style-name="Základnítext"/>
      <text:p text:style-name="Základnítext"/>
      <text:p text:style-name="P17"><text:tab/>JUDr. Pavel Pořízek, Ph.D.</text:p>
      <text:p text:style-name="P18"><text:tab/>vedoucí<text:s/>Kanceláře veřejného ochránce práv</text:p>
      <text:p text:style-name="P19"/>
      <text:p text:style-name="Základnítext"/>
      <text:p text:style-name="Základnítext"/>
      <text:p text:style-name="Základnítext"/>
      <text:p text:style-name="Základnítext"/>
      <text:p text:style-name="Základnítext"/>
      <text:p text:style-name="P20">Přílohy</text:p>
      <text:p text:style-name="P21">NGŘ č. 42/2022</text:p>
      <text:p text:style-name="P22">2x přílohy podání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2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QZ42*</text:span></text:p>
        <text:p text:style-name="P12"><text:span text:style-name="T13">KVOPX00EQZ42</text:span>KVOPX00EQZ4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9-26T09:55:00Z</meta:creation-date>
    <dc:date>2024-09-26T09:58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38" meta:character-count="954" meta:row-count="6" meta:non-whitespace-character-count="817"/>
  </office:meta>
</office:document-meta>
</file>